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0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999999" fo:min-height="0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999999" fo:min-height="0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999999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text:anchor-type="paragraph" draw:z-index="0" draw:style-name="gr1" draw:text-style-name="P3" svg:width="9.293cm" svg:height="3.093cm" svg:x="8.172cm" svg:y="0.109cm"><draw:text-box><text:p text:style-name="P3"><text:span text:style-name="T3">SANCHEZ Joris</text:span></text:p><text:p text:style-name="P3">27/09/99</text:p><text:p text:style-name="P3">34340, 1 avenue de florensac, Marseillan</text:p><text:p text:style-name="P3">06 49 07 04 44 <text:a xlink:href="mailto:Sancho.joris@gmail.com">Sancho.joris@gmail.com</text:a></text:p><text:p text:style-name="P3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style-name="gr2" draw:text-style-name="P4" svg:width="17.001cm" svg:height="0.652cm" svg:x="0.002cm" svg:y="0.074cm"><draw:text-box><text:p><text:span text:style-name="T4"><text:s text:c="5"/></text:span><text:span text:style-name="T5">Formation \ diplômes :</text:span></text:p></draw:text-box></draw:frame></text:p>
      <text:p text:style-name="Standard"/>
      <text:list xml:id="list338387221088246331" text:style-name="L1">
        <text:list-item>
          <text:p text:style-name="P2">Actuellement en terminale S (science de l'ingénieur) option : ISN (informatique science du numérique) au Lycée Auguste Loubatières à Agde.</text:p>
        </text:list-item>
        <text:list-item>
          <text:p text:style-name="P2">Diplômes :</text:p>
          <text:list>
            <text:list-item>
              <text:p text:style-name="P2">BAFA</text:p>
            </text:list-item>
            <text:list-item>
              <text:p text:style-name="P2">PSE1</text:p>
            </text:list-item>
            <text:list-item>
              <text:p text:style-name="P2">BNSSA (en cours d'obtention)</text:p>
            </text:list-item>
            <text:list-item>
              <text:p text:style-name="P2">PSE2 (en cours d'obtention)</text:p>
            </text:list-item>
          </text:list>
        </text:list-item>
        <text:list-item>
          <text:p text:style-name="P2">compétences informatiques :</text:p>
          <text:list>
            <text:list-item>
              <text:p text:style-name="P2">maîtrise du langage Python</text:p>
            </text:list-item>
            <text:list-item>
              <text:p text:style-name="P2">maîtrise de la suite office</text:p>
            </text:list-item>
          </text:list>
        </text:list-item>
      </text:list>
      <text:p text:style-name="P1"><draw:frame text:anchor-type="paragraph" draw:z-index="2" draw:style-name="gr3" draw:text-style-name="P4" svg:width="17.031cm" svg:height="0.652cm" svg:x="-0.065cm" svg:y="0.332cm"><draw:text-box><text:p text:style-name="P5"><text:span text:style-name="T4"><text:s text:c="4"/></text:span><text:span text:style-name="T5">Expériences professionnels :</text:span></text:p></draw:text-box></draw:frame></text:p>
      <text:p text:style-name="P1"/>
      <text:list xml:id="list34215701" text:continue-numbering="true" text:style-name="L1">
        <text:list-item>
          <text:p text:style-name="P2">aucune expériences professionnelles mise à part un stage effectué en 3<text:span text:style-name="T1">ème </text:span><text:span text:style-name="T2">dans l'entreprise omicron qui est une entreprise spécialiser dans l'électronique.</text:span></text:p>
        </text:list-item>
      </text:list>
      <text:p text:style-name="P1"><draw:frame text:anchor-type="paragraph" draw:z-index="3" draw:style-name="gr4" draw:text-style-name="P4" svg:width="17.035cm" svg:height="0.652cm" svg:x="0cm" svg:y="0.76cm"><draw:text-box><text:p><text:span text:style-name="T4"><text:s text:c="4"/></text:span><text:span text:style-name="T5">Centres d'intérêts :</text:span></text:p></draw:text-box></draw:frame><text:span text:style-name="T2"/></text:p>
      <text:p text:style-name="P1"><text:span text:style-name="T2"/></text:p>
      <text:p text:style-name="P1"><text:span text:style-name="T2"/></text:p>
      <text:list xml:id="list34240396" text:continue-numbering="true" text:style-name="L1">
        <text:list-item>
          <text:p text:style-name="P2"><text:span text:style-name="T2">Water-polo : sport pratiqué depuis ma tendre enfance, actuellement sportif de haut niveau aujourd'hui dans le club du SNEDD situé à Sè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is </meta:initial-creator>
    <meta:creation-date>2017-03-26T11:48:26.55</meta:creation-date>
    <meta:document-statistic meta:table-count="0" meta:image-count="0" meta:object-count="0" meta:page-count="1" meta:paragraph-count="11" meta:word-count="98" meta:character-count="594"/>
    <dc:date>2017-03-26T14:04:03.34</dc:date>
    <dc:creator>joris </dc:creator>
    <meta:editing-duration>PT10M18S</meta:editing-duration>
    <meta:editing-cycles>1</meta:editing-cycles>
    <meta:generator>OpenOffice/4.0.0$Win32 OpenOffice.org_project/400m3$Build-9702</meta:generator>
  </office:meta>
</office:document-meta>
</file>